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Arial" style:font-name-asian="MS PGothic" style:font-name-complex="Arial Unicode MS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.21mm" svg:height="91.37mm" svg:x="153.64mm" svg:y="18.06mm">
            <loext:p draw:notify-on-update-of-ranges="Sheet1.E5:Sheet1.E5 Sheet1.E6:Sheet1.E14 Sheet1.E5:Sheet1.E5 Sheet1.F6:Sheet1.F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</text:p>
          </table:table-cell>
          <table:table-cell table:style-name="Default"/>
          <table:table-cell table:style-name="Default" office:value-type="string" calcext:value-type="string">
            <text:p>Autogauge water/oil temperature sensor</text:p>
          </table:table-cell>
          <table:table-cell table:number-columns-repeated="3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style-name="Default"/>
          <table:table-cell table:style-name="Default" office:value-type="string" calcext:value-type="string">
            <text:p>9BTP000</text:p>
          </table:table-cell>
          <table:table-cell office:value-type="string" calcext:value-type="string">
            <text:p>3747-SEN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0(25degC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T103</text:p>
          </table:table-cell>
          <table:table-cell office:value-type="string" calcext:value-type="string">
            <text:p>Autogauge_R</text:p>
          </table:table-cell>
          <table:table-cell table:style-name="Default" office:value-type="string" calcext:value-type="string">
            <text:p>Temp</text:p>
          </table:table-cell>
          <table:table-cell office:value-type="string" calcext:value-type="string">
            <text:p>T(K)</text:p>
          </table:table-cell>
          <table:table-cell office:value-type="string" calcext:value-type="string">
            <text:p>1/T</text:p>
          </table:table-cell>
          <table:table-cell office:value-type="string" calcext:value-type="string">
            <text:p>ln(R_autogauge)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32" calcext:value-type="float">
            <text:p>232</text:p>
          </table:table-cell>
          <table:table-cell table:formula="of:=[.$A$2]/(LN([.$A6]/[.$A$4])+[.$A$2]/298.15)-273.15" office:value-type="float" office:value="76.1662229074901" calcext:value-type="float">
            <text:p>76.1662229074901</text:p>
          </table:table-cell>
          <table:table-cell table:formula="of:=[.C6]+273.15" office:value-type="float" office:value="349.31622290749" calcext:value-type="float">
            <text:p>349.31622290749</text:p>
          </table:table-cell>
          <table:table-cell table:formula="of:=1/[.D6]" office:value-type="float" office:value="0.00286273563728768" calcext:value-type="float">
            <text:p>0.002862735637288</text:p>
          </table:table-cell>
          <table:table-cell table:formula="of:=LN([.B6])" office:value-type="float" office:value="5.44673737166631" calcext:value-type="float">
            <text:p>5.44673737166631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88" calcext:value-type="float">
            <text:p>288</text:p>
          </table:table-cell>
          <table:table-cell table:formula="of:=[.$A$2]/(LN([.$A7]/[.$A$4])+[.$A$2]/298.15)-273.15" office:value-type="float" office:value="69.7288888407767" calcext:value-type="float">
            <text:p>69.7288888407767</text:p>
          </table:table-cell>
          <table:table-cell table:formula="of:=[.C7]+273.15" office:value-type="float" office:value="342.878888840777" calcext:value-type="float">
            <text:p>342.878888840777</text:p>
          </table:table-cell>
          <table:table-cell table:formula="of:=1/[.D7]" office:value-type="float" office:value="0.00291648168652452" calcext:value-type="float">
            <text:p>0.002916481686525</text:p>
          </table:table-cell>
          <table:table-cell table:formula="of:=LN([.B7])" office:value-type="float" office:value="5.66296048013595" calcext:value-type="float">
            <text:p>5.66296048013595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350" calcext:value-type="float">
            <text:p>350</text:p>
          </table:table-cell>
          <table:table-cell table:formula="of:=[.$A$2]/(LN([.$A8]/[.$A$4])+[.$A$2]/298.15)-273.15" office:value-type="float" office:value="61.3239171791378" calcext:value-type="float">
            <text:p>61.3239171791378</text:p>
          </table:table-cell>
          <table:table-cell table:formula="of:=[.C8]+273.15" office:value-type="float" office:value="334.473917179138" calcext:value-type="float">
            <text:p>334.473917179138</text:p>
          </table:table-cell>
          <table:table-cell table:formula="of:=1/[.D8]" office:value-type="float" office:value="0.00298976975075883" calcext:value-type="float">
            <text:p>0.002989769750759</text:p>
          </table:table-cell>
          <table:table-cell table:formula="of:=LN([.B8])" office:value-type="float" office:value="5.85793315448346" calcext:value-type="float">
            <text:p>5.85793315448346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410" calcext:value-type="float">
            <text:p>410</text:p>
          </table:table-cell>
          <table:table-cell table:formula="of:=[.$A$2]/(LN([.$A9]/[.$A$4])+[.$A$2]/298.15)-273.15" office:value-type="float" office:value="57.0286162328502" calcext:value-type="float">
            <text:p>57.0286162328502</text:p>
          </table:table-cell>
          <table:table-cell table:formula="of:=[.C9]+273.15" office:value-type="float" office:value="330.17861623285" calcext:value-type="float">
            <text:p>330.17861623285</text:p>
          </table:table-cell>
          <table:table-cell table:formula="of:=1/[.D9]" office:value-type="float" office:value="0.00302866373179896" calcext:value-type="float">
            <text:p>0.003028663731799</text:p>
          </table:table-cell>
          <table:table-cell table:formula="of:=LN([.B9])" office:value-type="float" office:value="6.01615715969835" calcext:value-type="float">
            <text:p>6.01615715969835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537" calcext:value-type="float">
            <text:p>537</text:p>
          </table:table-cell>
          <table:table-cell table:formula="of:=[.$A$2]/(LN([.$A10]/[.$A$4])+[.$A$2]/298.15)-273.15" office:value-type="float" office:value="49.0555749888727" calcext:value-type="float">
            <text:p>49.0555749888727</text:p>
          </table:table-cell>
          <table:table-cell table:formula="of:=[.C10]+273.15" office:value-type="float" office:value="322.205574988873" calcext:value-type="float">
            <text:p>322.205574988873</text:p>
          </table:table-cell>
          <table:table-cell table:formula="of:=1/[.D10]" office:value-type="float" office:value="0.00310360862016287" calcext:value-type="float">
            <text:p>0.003103608620163</text:p>
          </table:table-cell>
          <table:table-cell table:formula="of:=LN([.B10])" office:value-type="float" office:value="6.28599809450887" calcext:value-type="float">
            <text:p>6.28599809450887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712" calcext:value-type="float">
            <text:p>712</text:p>
          </table:table-cell>
          <table:table-cell table:formula="of:=[.$A$2]/(LN([.$A11]/[.$A$4])+[.$A$2]/298.15)-273.15" office:value-type="float" office:value="40.9223231765213" calcext:value-type="float">
            <text:p>40.9223231765213</text:p>
          </table:table-cell>
          <table:table-cell table:formula="of:=[.C11]+273.15" office:value-type="float" office:value="314.072323176521" calcext:value-type="float">
            <text:p>314.072323176521</text:p>
          </table:table-cell>
          <table:table-cell table:formula="of:=1/[.D11]" office:value-type="float" office:value="0.00318398001417642" calcext:value-type="float">
            <text:p>0.003183980014176</text:p>
          </table:table-cell>
          <table:table-cell table:formula="of:=LN([.B11])" office:value-type="float" office:value="6.56807791141198" calcext:value-type="float">
            <text:p>6.56807791141198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808" calcext:value-type="float">
            <text:p>808</text:p>
          </table:table-cell>
          <table:table-cell table:formula="of:=[.$A$2]/(LN([.$A12]/[.$A$4])+[.$A$2]/298.15)-273.15" office:value-type="float" office:value="37.4075429503839" calcext:value-type="float">
            <text:p>37.4075429503839</text:p>
          </table:table-cell>
          <table:table-cell table:formula="of:=[.C12]+273.15" office:value-type="float" office:value="310.557542950384" calcext:value-type="float">
            <text:p>310.557542950384</text:p>
          </table:table-cell>
          <table:table-cell table:formula="of:=1/[.D12]" office:value-type="float" office:value="0.00322001517174472" calcext:value-type="float">
            <text:p>0.003220015171745</text:p>
          </table:table-cell>
          <table:table-cell table:formula="of:=LN([.B12])" office:value-type="float" office:value="6.6945620585211" calcext:value-type="float">
            <text:p>6.6945620585211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1176" calcext:value-type="float">
            <text:p>1176</text:p>
          </table:table-cell>
          <table:table-cell table:formula="of:=[.$A$2]/(LN([.$A13]/[.$A$4])+[.$A$2]/298.15)-273.15" office:value-type="float" office:value="28.6056325950868" calcext:value-type="float">
            <text:p>28.6056325950868</text:p>
          </table:table-cell>
          <table:table-cell table:formula="of:=[.C13]+273.15" office:value-type="float" office:value="301.755632595087" calcext:value-type="float">
            <text:p>301.755632595087</text:p>
          </table:table-cell>
          <table:table-cell table:formula="of:=1/[.D13]" office:value-type="float" office:value="0.00331393979757739" calcext:value-type="float">
            <text:p>0.003313939797577</text:p>
          </table:table-cell>
          <table:table-cell table:formula="of:=LN([.B13])" office:value-type="float" office:value="7.06987412845857" calcext:value-type="float">
            <text:p>7.06987412845857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207" calcext:value-type="float">
            <text:p>1207</text:p>
          </table:table-cell>
          <table:table-cell table:formula="of:=[.$A$2]/(LN([.$A14]/[.$A$4])+[.$A$2]/298.15)-273.15" office:value-type="float" office:value="26.6318741418297" calcext:value-type="float">
            <text:p>26.6318741418297</text:p>
          </table:table-cell>
          <table:table-cell table:formula="of:=[.C14]+273.15" office:value-type="float" office:value="299.78187414183" calcext:value-type="float">
            <text:p>299.78187414183</text:p>
          </table:table-cell>
          <table:table-cell table:formula="of:=1/[.D14]" office:value-type="float" office:value="0.00333575871744297" calcext:value-type="float">
            <text:p>0.003335758717443</text:p>
          </table:table-cell>
          <table:table-cell table:formula="of:=LN([.B14])" office:value-type="float" office:value="7.09589322109753" calcext:value-type="float">
            <text:p>7.09589322109753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B</text:p>
          </table:table-cell>
          <table:table-cell table:style-name="ce3" table:formula="of:=SLOPE([.F6:.F14];[.E6:.E14])" office:value-type="float" office:value="3528.56092760177" calcext:value-type="float">
            <text:p>3528.56092760177</text:p>
          </table:table-cell>
          <table:table-cell office:value-type="string" calcext:value-type="string">
            <text:p>Intercept</text:p>
          </table:table-cell>
          <table:table-cell table:formula="of:=INTERCEPT([.F6:.F14];[.E6:.E14])" office:value-type="float" office:value="-4.66028463984032" calcext:value-type="float">
            <text:p>-4.6602846398403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TtoR</text:p>
          </table:table-cell>
          <table:table-cell table:style-name="Default" office:value-type="string" calcext:value-type="string">
            <text:p>T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degC</text:p>
          </table:table-cell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R</text:p>
          </table:table-cell>
          <table:table-cell table:style-name="ce3" table:formula="of:=EXP([.$D$15]/([.$D$17]+273.15)+[.$F$15])" office:value-type="float" office:value="1305.79418052601" calcext:value-type="float">
            <text:p>1305.79418052601</text:p>
          </table:table-cell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00/00/00</text:date>, <text:time style:data-style-name="N2" text:time-value="01:06:47.47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22:56:40.458000000</meta:creation-date>
    <dc:date>2017-07-07T01:08:28.475000000</dc:date>
    <meta:editing-duration>PT37M22S</meta:editing-duration>
    <meta:editing-cycles>8</meta:editing-cycles>
    <meta:generator>LibreOffice/5.3.3.2$Windows_X86_64 LibreOffice_project/3d9a8b4b4e538a85e0782bd6c2d430bafe583448</meta:generator>
    <meta:document-statistic meta:table-count="1" meta:cell-count="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/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822cm" svg:height="9.138cm" xlink:href=".." xlink:type="simple" chart:class="chart:scatter" chart:style-name="ch1">
        <chart:plot-area chart:style-name="ch2" table:cell-range-address="Sheet1.E5:Sheet1.E14 Sheet1.F6:Sheet1.F14" chart:data-source-has-labels="both" svg:x="1.175cm" svg:y="0.182cm" svg:width="9.431cm" svg:height="7.845cm">
          <chartooo:coordinate-region svg:x="1.902cm" svg:y="0.355cm" svg:width="8.186cm" svg:height="7.078cm"/>
          <chart:axis chart:dimension="x" chart:name="primary-x" chart:style-name="ch3" chartooo:axis-type="auto">
            <chart:title svg:x="5.264cm" svg:y="8.209cm" chart:style-name="ch4">
              <text:p>1/T(1/K)</text:p>
            </chart:title>
            <chart:categories table:cell-range-address="Sheet1.E5:Sheet1.E5"/>
          </chart:axis>
          <chart:axis chart:dimension="y" chart:name="primary-y" chart:style-name="ch5">
            <chart:title svg:x="0.451cm" svg:y="5.392cm" chart:style-name="ch6">
              <text:p>ln(R_autogauge)</text:p>
            </chart:title>
            <chart:grid chart:style-name="ch7" chart:class="major"/>
          </chart:axis>
          <chart:series chart:style-name="ch8" chart:values-cell-range-address="Sheet1.F6:Sheet1.F14" chart:label-cell-address="Sheet1.E5:Sheet1.E5" chart:class="chart:scatter">
            <chart:domain table:cell-range-address="Sheet1.E6:Sheet1.E14"/>
            <chart:regression-curve chart:style-name="ch9">
              <chart:equation chart:display-equation="true" chart:display-r-square="true" svg:x="2.29cm" svg:y="5.063cm" chart:style-name="ch10"/>
            </chart:regression-curve>
            <chart:data-point chart:repeated="4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  <table:table-cell office:value-type="string">
                <text:p>1/T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/T</text:p>
                <draw:g>
                  <svg:desc>Sheet1.E5:Sheet1.E5</svg:desc>
                </draw:g>
              </table:table-cell>
              <table:table-cell office:value-type="float" office:value="0.00286273563728768">
                <text:p>0.00286273563728768</text:p>
                <draw:g>
                  <svg:desc>Sheet1.E6:Sheet1.E14</svg:desc>
                </draw:g>
              </table:table-cell>
              <table:table-cell office:value-type="float" office:value="5.44673737166631">
                <text:p>5.44673737166631</text:p>
                <draw:g>
                  <svg:desc>Sheet1.F6:Sheet1.F14</svg:desc>
                </draw:g>
              </table:table-cell>
            </table:table-row>
            <table:table-row>
              <table:table-cell office:value-type="string"/>
              <table:table-cell office:value-type="float" office:value="0.00291648168652452">
                <text:p>0.00291648168652452</text:p>
              </table:table-cell>
              <table:table-cell office:value-type="float" office:value="5.66296048013595">
                <text:p>5.66296048013595</text:p>
              </table:table-cell>
            </table:table-row>
            <table:table-row>
              <table:table-cell office:value-type="string"/>
              <table:table-cell office:value-type="float" office:value="0.00298976975075883">
                <text:p>0.00298976975075883</text:p>
              </table:table-cell>
              <table:table-cell office:value-type="float" office:value="5.85793315448346">
                <text:p>5.85793315448346</text:p>
              </table:table-cell>
            </table:table-row>
            <table:table-row>
              <table:table-cell office:value-type="string"/>
              <table:table-cell office:value-type="float" office:value="0.00302866373179896">
                <text:p>0.00302866373179896</text:p>
              </table:table-cell>
              <table:table-cell office:value-type="float" office:value="6.01615715969835">
                <text:p>6.01615715969835</text:p>
              </table:table-cell>
            </table:table-row>
            <table:table-row>
              <table:table-cell office:value-type="string"/>
              <table:table-cell office:value-type="float" office:value="0.00310360862016287">
                <text:p>0.00310360862016287</text:p>
              </table:table-cell>
              <table:table-cell office:value-type="float" office:value="6.28599809450887">
                <text:p>6.28599809450887</text:p>
              </table:table-cell>
            </table:table-row>
            <table:table-row>
              <table:table-cell office:value-type="string"/>
              <table:table-cell office:value-type="float" office:value="0.00318398001417642">
                <text:p>0.00318398001417642</text:p>
              </table:table-cell>
              <table:table-cell office:value-type="float" office:value="6.56807791141198">
                <text:p>6.56807791141198</text:p>
              </table:table-cell>
            </table:table-row>
            <table:table-row>
              <table:table-cell office:value-type="string"/>
              <table:table-cell office:value-type="float" office:value="0.00322001517174472">
                <text:p>0.00322001517174472</text:p>
              </table:table-cell>
              <table:table-cell office:value-type="float" office:value="6.6945620585211">
                <text:p>6.6945620585211</text:p>
              </table:table-cell>
            </table:table-row>
            <table:table-row>
              <table:table-cell office:value-type="string"/>
              <table:table-cell office:value-type="float" office:value="0.00331393979757739">
                <text:p>0.00331393979757739</text:p>
              </table:table-cell>
              <table:table-cell office:value-type="float" office:value="7.06987412845857">
                <text:p>7.06987412845857</text:p>
              </table:table-cell>
            </table:table-row>
            <table:table-row>
              <table:table-cell office:value-type="string"/>
              <table:table-cell office:value-type="float" office:value="0.00333575871744297">
                <text:p>0.00333575871744297</text:p>
              </table:table-cell>
              <table:table-cell office:value-type="float" office:value="7.09589322109753">
                <text:p>7.095893221097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